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a9d2" officeooo:paragraph-rsid="0012a9d2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12a9d2" officeooo:paragraph-rsid="0012a9d2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2a9d2" officeooo:paragraph-rsid="0012a9d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3cfec" officeooo:paragraph-rsid="0013cfe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5c793" officeooo:paragraph-rsid="0015c793" style:font-size-asian="10.5pt" style:font-weight-asian="normal" style:font-size-complex="12pt" style:font-weight-complex="normal"/>
    </style:style>
    <style:style style:name="T1" style:family="text">
      <style:text-properties officeooo:rsid="0015c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SIÓ PRÀCTICA 04_04_24</text:p>
      <text:p text:style-name="P3"/>
      <text:p text:style-name="P2">Quina informació conté top_all36_prot.inp ?</text:p>
      <text:p text:style-name="P4">Topologia. <text:span text:style-name="T1">Com esta organitzat el sistema. On son els enllaços</text:span></text:p>
      <text:p text:style-name="P3"/>
      <text:p text:style-name="P2">Quina informació conté par all36m prot.inp ?</text:p>
      <text:p text:style-name="P5">Quina aproximacio faig servir per calcular els enllaços.</text:p>
      <text:p text:style-name="P4">Valors dels parametres del camp de forces, unitats de cada constant, et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1:22:14.104905900</meta:creation-date>
    <dc:date>2024-04-04T11:59:15.648075490</dc:date>
    <meta:editing-duration>PT37M1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" meta:paragraph-count="6" meta:word-count="45" meta:character-count="301" meta:non-whitespace-character-count="262"/>
  </office:meta>
</office:document-meta>
</file>